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7.567cm"/>
    </style:style>
    <style:style style:name="co3" style:family="table-column">
      <style:table-column-properties fo:break-before="auto" style:column-width="2.1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TAB_5f_Feuil1">
      <style:table-properties table:display="true" style:writing-mode="lr-tb"/>
    </style:style>
    <style:style style:name="ta2" style:family="table" style:master-page-name="TAB_5f_Feuil2">
      <style:table-properties table:display="true" style:writing-mode="lr-tb"/>
    </style:style>
    <style:style style:name="ta3" style:family="table" style:master-page-name="TAB_5f_Feuil3">
      <style:table-properties table:display="true" style:writing-mode="lr-tb"/>
    </style:style>
    <style:style style:name="ce1" style:family="table-cell" style:parent-style-name="Default">
      <style:table-cell-properties fo:border="none"/>
    </style:style>
  </office:automatic-styles>
  <office:body>
    <office:spreadsheet>
      <table:calculation-settings table:case-sensitive="false" table:use-regular-expressions="false"/>
      <table:table table:name="Feuil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54" table:default-cell-style-name="Default"/>
        <table:table-row table:style-name="ro1">
          <table:table-cell office:value-type="string">
            <text:p>Amandine Konan</text:p>
          </table:table-cell>
          <table:table-cell office:value-type="string">
            <text:p>amandine.konan@espace-formateurs.org</text:p>
          </table:table-cell>
          <table:table-cell table:number-columns-repeated="254"/>
        </table:table-row>
        <table:table-row table:style-name="ro1">
          <table:table-cell office:value-type="string">
            <text:p>Alain Gay</text:p>
          </table:table-cell>
          <table:table-cell office:value-type="string">
            <text:p>agay@isara.fr</text:p>
          </table:table-cell>
          <table:table-cell table:number-columns-repeated="254"/>
        </table:table-row>
        <table:table-row table:style-name="ro1">
          <table:table-cell office:value-type="string">
            <text:p>Alexandre Mauric</text:p>
          </table:table-cell>
          <table:table-cell office:value-type="string">
            <text:p>rmgr@yahoo.com</text:p>
          </table:table-cell>
          <table:table-cell table:number-columns-repeated="254"/>
        </table:table-row>
        <table:table-row table:style-name="ro1">
          <table:table-cell office:value-type="string">
            <text:p>Anne De Somer</text:p>
          </table:table-cell>
          <table:table-cell office:value-type="string">
            <text:p>anne.de-somer@ac-lyon.fr</text:p>
          </table:table-cell>
          <table:table-cell table:number-columns-repeated="254"/>
        </table:table-row>
        <table:table-row table:style-name="ro1">
          <table:table-cell office:value-type="string">
            <text:p>Anne-Lise Demars</text:p>
          </table:table-cell>
          <table:table-cell office:value-type="string">
            <text:p>anne-lise.demars@ac-lyon.fr</text:p>
          </table:table-cell>
          <table:table-cell table:number-columns-repeated="254"/>
        </table:table-row>
        <table:table-row table:style-name="ro1">
          <table:table-cell office:value-type="string">
            <text:p>Annie Trichot-Chabert</text:p>
          </table:table-cell>
          <table:table-cell office:value-type="string">
            <text:p>annie.chabert@ac-lyon.fr</text:p>
          </table:table-cell>
          <table:table-cell table:number-columns-repeated="254"/>
        </table:table-row>
        <table:table-row table:style-name="ro1">
          <table:table-cell office:value-type="string">
            <text:p>bernard Azelie</text:p>
          </table:table-cell>
          <table:table-cell office:value-type="string">
            <text:p>bernard.azelie@ac-grenoble.fr</text:p>
          </table:table-cell>
          <table:table-cell table:number-columns-repeated="254"/>
        </table:table-row>
        <table:table-row table:style-name="ro1">
          <table:table-cell office:value-type="string">
            <text:p>Bernard Bourriquen</text:p>
          </table:table-cell>
          <table:table-cell office:value-type="string">
            <text:p>boury@univ-lyon1.fr</text:p>
          </table:table-cell>
          <table:table-cell table:number-columns-repeated="254"/>
        </table:table-row>
        <table:table-row table:style-name="ro1">
          <table:table-cell office:value-type="string">
            <text:p>Bernard Lordier</text:p>
          </table:table-cell>
          <table:table-cell office:value-type="string">
            <text:p>bernard.lordier@ac-grenoble.fr</text:p>
          </table:table-cell>
          <table:table-cell table:number-columns-repeated="254"/>
        </table:table-row>
        <table:table-row table:style-name="ro1">
          <table:table-cell office:value-type="string">
            <text:p>Carine Chauderlot</text:p>
          </table:table-cell>
          <table:table-cell office:value-type="string">
            <text:p>cchauderlot@hotmail.com</text:p>
          </table:table-cell>
          <table:table-cell table:number-columns-repeated="254"/>
        </table:table-row>
        <table:table-row table:style-name="ro1">
          <table:table-cell office:value-type="string">
            <text:p>Carlos Guedes</text:p>
          </table:table-cell>
          <table:table-cell office:value-type="string">
            <text:p>cgued@yahoo.fr</text:p>
          </table:table-cell>
          <table:table-cell table:number-columns-repeated="254"/>
        </table:table-row>
        <table:table-row table:style-name="ro1">
          <table:table-cell office:value-type="string">
            <text:p>Catherine Ouvrard</text:p>
          </table:table-cell>
          <table:table-cell office:value-type="string">
            <text:p>catherine.ouvrard@gretasi.com</text:p>
          </table:table-cell>
          <table:table-cell table:number-columns-repeated="254"/>
        </table:table-row>
        <table:table-row table:style-name="ro1">
          <table:table-cell office:value-type="string">
            <text:p>Chantal Dumont</text:p>
          </table:table-cell>
          <table:table-cell office:value-type="string">
            <text:p>chantal.dumont@ac-lyon.fr</text:p>
          </table:table-cell>
          <table:table-cell table:number-columns-repeated="254"/>
        </table:table-row>
        <table:table-row table:style-name="ro1">
          <table:table-cell office:value-type="string">
            <text:p>Chantal Vielliard</text:p>
          </table:table-cell>
          <table:table-cell office:value-type="string">
            <text:p>direction@espace-formateurs.org</text:p>
          </table:table-cell>
          <table:table-cell table:number-columns-repeated="254"/>
        </table:table-row>
        <table:table-row table:style-name="ro1">
          <table:table-cell office:value-type="string">
            <text:p>Christian Euzet</text:p>
          </table:table-cell>
          <table:table-cell office:value-type="string">
            <text:p>Christian.Euzet@ac-grenoble.fr</text:p>
          </table:table-cell>
          <table:table-cell table:number-columns-repeated="254"/>
        </table:table-row>
        <table:table-row table:style-name="ro1">
          <table:table-cell office:value-type="string">
            <text:p>Christine RATEL</text:p>
          </table:table-cell>
          <table:table-cell office:value-type="string">
            <text:p>christineratel@yahoo.fr</text:p>
          </table:table-cell>
          <table:table-cell table:number-columns-repeated="254"/>
        </table:table-row>
        <table:table-row table:style-name="ro1">
          <table:table-cell office:value-type="string">
            <text:p>Claire Gaillard</text:p>
          </table:table-cell>
          <table:table-cell office:value-type="string">
            <text:p>claire.gaillard@voila.fr</text:p>
          </table:table-cell>
          <table:table-cell table:number-columns-repeated="254"/>
        </table:table-row>
        <table:table-row table:style-name="ro1">
          <table:table-cell office:value-type="string">
            <text:p>Didier Colisson</text:p>
          </table:table-cell>
          <table:table-cell office:value-type="string">
            <text:p>didier.colisson@educagri.fr</text:p>
          </table:table-cell>
          <table:table-cell table:number-columns-repeated="254"/>
        </table:table-row>
        <table:table-row table:style-name="ro1">
          <table:table-cell office:value-type="string">
            <text:p>Dominique Soravia</text:p>
          </table:table-cell>
          <table:table-cell office:value-type="string">
            <text:p>dominique.soravia@ac-lyon.fr</text:p>
          </table:table-cell>
          <table:table-cell table:number-columns-repeated="254"/>
        </table:table-row>
        <table:table-row table:style-name="ro1">
          <table:table-cell office:value-type="string">
            <text:p>Elie Maroun</text:p>
          </table:table-cell>
          <table:table-cell office:value-type="string">
            <text:p>elie.maroun@wanadoo.fr</text:p>
          </table:table-cell>
          <table:table-cell table:number-columns-repeated="254"/>
        </table:table-row>
        <table:table-row table:style-name="ro1">
          <table:table-cell office:value-type="string">
            <text:p>Elisabeth Davaine</text:p>
          </table:table-cell>
          <table:table-cell office:value-type="string">
            <text:p>edavaine@onisep.fr</text:p>
          </table:table-cell>
          <table:table-cell table:number-columns-repeated="254"/>
        </table:table-row>
        <table:table-row table:style-name="ro1">
          <table:table-cell office:value-type="string">
            <text:p>Emmanuel Penz</text:p>
          </table:table-cell>
          <table:table-cell office:value-type="string">
            <text:p>emmanuel.penz@educagri.fr</text:p>
          </table:table-cell>
          <table:table-cell table:number-columns-repeated="254"/>
        </table:table-row>
        <table:table-row table:style-name="ro1">
          <table:table-cell office:value-type="string">
            <text:p>Francois Albano</text:p>
          </table:table-cell>
          <table:table-cell office:value-type="string">
            <text:p>salbano@onisep.fr</text:p>
          </table:table-cell>
          <table:table-cell table:number-columns-repeated="254"/>
        </table:table-row>
        <table:table-row table:style-name="ro1">
          <table:table-cell office:value-type="string">
            <text:p>François Boutin</text:p>
          </table:table-cell>
          <table:table-cell office:value-type="string">
            <text:p>fboutin@cr-rhone-alpes.fr</text:p>
          </table:table-cell>
          <table:table-cell table:number-columns-repeated="254"/>
        </table:table-row>
        <table:table-row table:style-name="ro1">
          <table:table-cell office:value-type="string">
            <text:p>Françoise Courtillot-Moreau</text:p>
          </table:table-cell>
          <table:table-cell office:value-type="string">
            <text:p>francoise.courtillot-moreau@interieur.gouv.fr</text:p>
          </table:table-cell>
          <table:table-cell table:number-columns-repeated="254"/>
        </table:table-row>
        <table:table-row table:style-name="ro1">
          <table:table-cell office:value-type="string">
            <text:p>Georges Vissac</text:p>
          </table:table-cell>
          <table:table-cell office:value-type="string">
            <text:p>georges.vissac@free.fr</text:p>
          </table:table-cell>
          <table:table-cell table:number-columns-repeated="254"/>
        </table:table-row>
        <table:table-row table:style-name="ro1">
          <table:table-cell office:value-type="string">
            <text:p>Gilbert Guelton</text:p>
          </table:table-cell>
          <table:table-cell office:value-type="string">
            <text:p>gilbert.guelton@ac-lyon.fr</text:p>
          </table:table-cell>
          <table:table-cell table:number-columns-repeated="254"/>
        </table:table-row>
        <table:table-row table:style-name="ro1">
          <table:table-cell office:value-type="string">
            <text:p>Gilbert Seblon</text:p>
          </table:table-cell>
          <table:table-cell office:value-type="string">
            <text:p>Gilbert.Seblon@ac-lyon.fr</text:p>
          </table:table-cell>
          <table:table-cell table:number-columns-repeated="254"/>
        </table:table-row>
        <table:table-row table:style-name="ro1">
          <table:table-cell office:value-type="string">
            <text:p>Guy Sinnig</text:p>
          </table:table-cell>
          <table:table-cell office:value-type="string">
            <text:p>guy.sinning@ac-aix-marseille.fr</text:p>
          </table:table-cell>
          <table:table-cell table:number-columns-repeated="254"/>
        </table:table-row>
        <table:table-row table:style-name="ro1">
          <table:table-cell office:value-type="string">
            <text:p>Hervé Blondeau</text:p>
          </table:table-cell>
          <table:table-cell office:value-type="string">
            <text:p>herve.blondeau@ac-grenoble.fr</text:p>
          </table:table-cell>
          <table:table-cell table:number-columns-repeated="254"/>
        </table:table-row>
        <table:table-row table:style-name="ro1">
          <table:table-cell office:value-type="string">
            <text:p>jaqueline Cuvelier</text:p>
          </table:table-cell>
          <table:table-cell office:value-type="string">
            <text:p>jackycuvelier@club-internet.fr</text:p>
          </table:table-cell>
          <table:table-cell table:number-columns-repeated="254"/>
        </table:table-row>
        <table:table-row table:style-name="ro1">
          <table:table-cell office:value-type="string">
            <text:p>Lydie Loustalot</text:p>
          </table:table-cell>
          <table:table-cell office:value-type="string">
            <text:p>lydie.loustalot@caramail.com</text:p>
          </table:table-cell>
          <table:table-cell table:number-columns-repeated="254"/>
        </table:table-row>
        <table:table-row table:style-name="ro1">
          <table:table-cell office:value-type="string">
            <text:p>Marie Foure</text:p>
          </table:table-cell>
          <table:table-cell office:value-type="string">
            <text:p>mfoure@onisep.fr</text:p>
          </table:table-cell>
          <table:table-cell table:number-columns-repeated="254"/>
        </table:table-row>
        <table:table-row table:style-name="ro1">
          <table:table-cell office:value-type="string">
            <text:p>Martine Bermond</text:p>
          </table:table-cell>
          <table:table-cell office:value-type="string">
            <text:p>martine.bermond@ac-grenoble.fr</text:p>
          </table:table-cell>
          <table:table-cell table:number-columns-repeated="254"/>
        </table:table-row>
        <table:table-row table:style-name="ro1">
          <table:table-cell office:value-type="string">
            <text:p>Michel CHONG</text:p>
          </table:table-cell>
          <table:table-cell office:value-type="string">
            <text:p>michel.chong@laposte.net</text:p>
          </table:table-cell>
          <table:table-cell table:number-columns-repeated="254"/>
        </table:table-row>
        <table:table-row table:style-name="ro1">
          <table:table-cell office:value-type="string">
            <text:p>Michel Courbon</text:p>
          </table:table-cell>
          <table:table-cell office:value-type="string">
            <text:p>michel.courbon@univ-st-etienne.fr</text:p>
          </table:table-cell>
          <table:table-cell table:number-columns-repeated="254"/>
        </table:table-row>
        <table:table-row table:style-name="ro1">
          <table:table-cell office:value-type="string">
            <text:p>Nicolas Lozancic</text:p>
          </table:table-cell>
          <table:table-cell office:value-type="string">
            <text:p>nlozancic@elearnactu.com</text:p>
          </table:table-cell>
          <table:table-cell table:number-columns-repeated="254"/>
        </table:table-row>
        <table:table-row table:style-name="ro1">
          <table:table-cell office:value-type="string">
            <text:p>Noel Elisabeth</text:p>
          </table:table-cell>
          <table:table-cell office:value-type="string">
            <text:p>noel@enssib.fr</text:p>
          </table:table-cell>
          <table:table-cell table:number-columns-repeated="254"/>
        </table:table-row>
        <table:table-row table:style-name="ro1">
          <table:table-cell office:value-type="string">
            <text:p>Patrick Delaval</text:p>
          </table:table-cell>
          <table:table-cell office:value-type="string">
            <text:p>patrick.delaval@bfbp.banquepopulaire.fr</text:p>
          </table:table-cell>
          <table:table-cell table:number-columns-repeated="254"/>
        </table:table-row>
        <table:table-row table:style-name="ro1">
          <table:table-cell office:value-type="string">
            <text:p>Paul Gontard</text:p>
          </table:table-cell>
          <table:table-cell office:value-type="string">
            <text:p>paul.gontard@dr-rhona.travail.gouv.fr</text:p>
          </table:table-cell>
          <table:table-cell table:number-columns-repeated="254"/>
        </table:table-row>
        <table:table-row table:style-name="ro1">
          <table:table-cell office:value-type="string">
            <text:p>Pierre Benech</text:p>
          </table:table-cell>
          <table:table-cell office:value-type="string">
            <text:p>pierre.benech@ac-lyon.fr</text:p>
          </table:table-cell>
          <table:table-cell table:number-columns-repeated="254"/>
        </table:table-row>
        <table:table-row table:style-name="ro1">
          <table:table-cell office:value-type="string">
            <text:p>Pierre-Yves Chassard</text:p>
          </table:table-cell>
          <table:table-cell office:value-type="string">
            <text:p>pierreyves.chassard@jeunesse-sports.gouv.fr</text:p>
          </table:table-cell>
          <table:table-cell table:number-columns-repeated="254"/>
        </table:table-row>
        <table:table-row table:style-name="ro1">
          <table:table-cell office:value-type="string">
            <text:p>René Crenn</text:p>
          </table:table-cell>
          <table:table-cell office:value-type="string">
            <text:p>rene.crenn@iutb.univ-lyon1.fr</text:p>
          </table:table-cell>
          <table:table-cell table:number-columns-repeated="254"/>
        </table:table-row>
        <table:table-row table:style-name="ro1">
          <table:table-cell office:value-type="string">
            <text:p>Rosa-Maria Gomez de Regil</text:p>
          </table:table-cell>
          <table:table-cell office:value-type="string">
            <text:p>rosa-maria.gomez@insa-lyon.fr</text:p>
          </table:table-cell>
          <table:table-cell table:number-columns-repeated="254"/>
        </table:table-row>
        <table:table-row table:style-name="ro1">
          <table:table-cell office:value-type="string">
            <text:p>Said Benhamana</text:p>
          </table:table-cell>
          <table:table-cell office:value-type="string">
            <text:p>said.benhamana@forpro-creteil.org</text:p>
          </table:table-cell>
          <table:table-cell table:number-columns-repeated="254"/>
        </table:table-row>
        <table:table-row table:style-name="ro1">
          <table:table-cell office:value-type="string">
            <text:p>Sébastien Erard</text:p>
          </table:table-cell>
          <table:table-cell office:value-type="string">
            <text:p>serard@tele2.fr</text:p>
          </table:table-cell>
          <table:table-cell table:number-columns-repeated="254"/>
        </table:table-row>
        <table:table-row table:style-name="ro1">
          <table:table-cell office:value-type="string">
            <text:p>Stéphanie Bec</text:p>
          </table:table-cell>
          <table:table-cell office:value-type="string">
            <text:p>stephanie.bec@educagri.fr</text:p>
          </table:table-cell>
          <table:table-cell table:number-columns-repeated="254"/>
        </table:table-row>
        <table:table-row table:style-name="ro1">
          <table:table-cell office:value-type="string">
            <text:p>Stéphanie Sherer</text:p>
          </table:table-cell>
          <table:table-cell office:value-type="string">
            <text:p>stephanie.scherer@xl-sa.fr</text:p>
          </table:table-cell>
          <table:table-cell table:number-columns-repeated="254"/>
        </table:table-row>
        <table:table-row table:style-name="ro1">
          <table:table-cell office:value-type="string">
            <text:p>Thierry Marc</text:p>
          </table:table-cell>
          <table:table-cell office:value-type="string">
            <text:p>marc.thierry@ac-grenoble.fr</text:p>
          </table:table-cell>
          <table:table-cell table:number-columns-repeated="254"/>
        </table:table-row>
        <table:table-row table:style-name="ro1">
          <table:table-cell office:value-type="string">
            <text:p>Virginie Faure</text:p>
          </table:table-cell>
          <table:table-cell office:value-type="string">
            <text:p>virginie.faure@educagri.fr</text:p>
          </table:table-cell>
          <table:table-cell table:number-columns-repeated="254"/>
        </table:table-row>
        <table:table-row table:style-name="ro1">
          <table:table-cell office:value-type="string">
            <text:p>Yves Debeuret</text:p>
          </table:table-cell>
          <table:table-cell office:value-type="string">
            <text:p>yves.debeuret@cned.fr</text:p>
          </table:table-cell>
          <table:table-cell table:number-columns-repeated="254"/>
        </table:table-row>
        <table:table-row table:style-name="ro1" table:number-rows-repeated="319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Feuil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foad" table:base-cell-address="$Feuil1.$A$1" table:cell-range-address="$Feuil1.$A$1:.$B$51"/>
      </table:named-expressions>
      <table:database-ranges>
        <table:database-range table:target-range-address="Feuil1.A1:Feuil1.B3200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F </number:text>
    </number:number-style>
    <number:number-style style:name="N125P1" style:volatile="true">
      <number:text>-</number:text>
      <number:number number:decimal-places="0" number:min-integer-digits="1" number:grouping="true"/>
      <number:text> F </number:text>
    </number:number-style>
    <number:number-style style:name="N125P2" style:volatile="true">
      <number:text> - F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F </number:text>
    </number:number-style>
    <number:number-style style:name="N133P1" style:volatile="true">
      <number:text>-</number:text>
      <number:number number:decimal-places="2" number:min-integer-digits="1" number:grouping="true"/>
      <number:text> F </number:text>
    </number:number-style>
    <number:number-style style:name="N133P2" style:volatile="true">
      <number:text> -</number:text>
      <number:number number:decimal-places="0" number:min-integer-digits="0"/>
      <number:text> F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51cm"/>
      </style:header-style>
      <style:footer-style>
        <style:header-footer-properties fo:min-height="0.751cm" fo:margin-left="0cm" fo:margin-right="0cm" fo:margin-top="1.251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16">16/11/2005</text:date>, <text:time>15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Feuil1" style:display-name="TAB_Feuil1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Feuil2" style:display-name="TAB_Feuil2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Feuil3" style:display-name="TAB_Feuil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fchanavat</meta:initial-creator>
    <meta:creation-date>2004-04-08T17:40:57</meta:creation-date>
    <dc:creator>Florent Chanavat</dc:creator>
    <dc:date>2005-05-27T11:31:26</dc:date>
    <meta:print-date>2005-05-27T11:25:53</meta:print-date>
    <dc:language>fr-F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02"/>
  </office:meta>
</office:document-meta>
</file>